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017: "* BL0XER - AT 9 VT 2&amp;* Liebt</text:p>
          </table:table-cell>
          <table:table-cell table:number-columns-repeated="6"/>
          <table:table-cell office:value-type="string" calcext:value-type="string">
            <text:p>Zeilennummer 2017: "* BLOXER - AT 9 DF 2&amp;* Lo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HOOH...! Ihr&amp;habt mein&amp;training&amp;gestort...!",</text:p>
          </table:table-cell>
          <table:table-cell table:number-columns-repeated="6"/>
          <table:table-cell office:value-type="string" calcext:value-type="string">
            <text:p>Zeilennummer 2017: "HOOH...! You&amp;interrupted my&amp;training...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GOOH...! ich &amp;werde euch&amp;abstapeln...!",</text:p>
          </table:table-cell>
          <table:table-cell table:number-columns-repeated="6"/>
          <table:table-cell office:value-type="string" calcext:value-type="string">
            <text:p>Zeilennummer 2017: "GOOH...! I'm&amp;gonna knock&amp;your block&amp;off...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Mal sehen&amp;wie verformbar&amp;ihr seid...! &amp;HIYA!!",</text:p>
          </table:table-cell>
          <table:table-cell table:number-columns-repeated="6"/>
          <table:table-cell office:value-type="string" calcext:value-type="string">
            <text:p>Zeilennummer 2017: "Let's see how&amp;you stack&amp;up...! HIYA!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Lasst mich &amp;euch meine&amp;fortschritt&amp;zeigen!&amp;YIHA!!",</text:p>
          </table:table-cell>
          <table:table-cell table:number-columns-repeated="6"/>
          <table:table-cell office:value-type="string" calcext:value-type="string">
            <text:p>Zeilennummer 2017: "Let me show&amp;you my&amp;training!&amp;YIHA!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denkt ans training.",</text:p>
          </table:table-cell>
          <table:table-cell table:number-columns-repeated="6"/>
          <table:table-cell office:value-type="string" calcext:value-type="string">
            <text:p>Zeilennummer 2017: "* Bloxer is thinking about training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denkt ans trainieren.",</text:p>
          </table:table-cell>
          <table:table-cell table:number-columns-repeated="6"/>
          <table:table-cell office:value-type="string" calcext:value-type="string">
            <text:p>Zeilennummer 2017: "* Bloxer is thinking about trains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baut ein Haus aus seinen Körper.",</text:p>
          </table:table-cell>
          <table:table-cell table:number-columns-repeated="6"/>
          <table:table-cell office:value-type="string" calcext:value-type="string">
            <text:p>Zeilennummer 2017: "* Bloxer considers building a house out of its own body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denkt ans Trainingsrader.",</text:p>
          </table:table-cell>
          <table:table-cell table:number-columns-repeated="6"/>
          <table:table-cell office:value-type="string" calcext:value-type="string">
            <text:p>Zeilennummer 2017: "* Bloxer is thinking about training wheels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riecht wie frisches Plastik.",</text:p>
          </table:table-cell>
          <table:table-cell table:number-columns-repeated="6"/>
          <table:table-cell office:value-type="string" calcext:value-type="string">
            <text:p>Zeilennummer 2017: "* Smells like freshly-printed plastic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bricht vor Erschopfung zusammen.",</text:p>
          </table:table-cell>
          <table:table-cell table:number-columns-repeated="6"/>
          <table:table-cell office:value-type="string" calcext:value-type="string">
            <text:p>Zeilennummer 2017: "* Bloxer is starting to break apart with exhaustion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Mit [",</text:p>
          </table:table-cell>
          <table:table-cell table:number-columns-repeated="6"/>
          <table:table-cell office:value-type="string" calcext:value-type="string">
            <text:p>Zeilennummer 2017: "* Press 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] bestimmst du</text:p>
          </table:table-cell>
          <table:table-cell table:number-columns-repeated="6"/>
          <table:table-cell office:value-type="string" calcext:value-type="string">
            <text:p>Zeilennummer 2017: " to cho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ist immer noch unglücklich mit sich selbst.../%",</text:p>
          </table:table-cell>
          <table:table-cell table:number-columns-repeated="6"/>
          <table:table-cell office:value-type="string" calcext:value-type="string">
            <text:p>Zeilennummer 2017: "* Bloxer is still unhappy with its self..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ARRGH!!",</text:p>
          </table:table-cell>
          <table:table-cell table:number-columns-repeated="6"/>
          <table:table-cell office:value-type="string" calcext:value-type="string">
            <text:p>Zeilennummer 2017: "ARRGH!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ARRGH!! NEIN!&amp;MEIN HINTERN&amp;IST IN DER&amp;MITTE!!",</text:p>
          </table:table-cell>
          <table:table-cell table:number-columns-repeated="6"/>
          <table:table-cell office:value-type="string" calcext:value-type="string">
            <text:p>Zeilennummer 2017: "ARRGH!! NO!!&amp;MY BUTT IS&amp;MY ABS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ARRGH!! NEIN!&amp;MEIN HINTERN&amp;IST OBEN!!",</text:p>
          </table:table-cell>
          <table:table-cell table:number-columns-repeated="6"/>
          <table:table-cell office:value-type="string" calcext:value-type="string">
            <text:p>Zeilennummer 2017: "ARRGH!! NO!!&amp;MY BUTT IS&amp;MY FACE!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ARRGH!! NEIN!&amp;MEIN ABS IST&amp;OBEN!!",</text:p>
          </table:table-cell>
          <table:table-cell table:number-columns-repeated="6"/>
          <table:table-cell office:value-type="string" calcext:value-type="string">
            <text:p>Zeilennummer 2017: "ARRGH!! NO!!&amp;MY ABS ARE&amp;MY FACE!!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ARRGH!! NEIN!&amp;MEIN GESICHT &amp;IST OBEN!!&amp;Moment mal...",</text:p>
          </table:table-cell>
          <table:table-cell table:number-columns-repeated="6"/>
          <table:table-cell office:value-type="string" calcext:value-type="string">
            <text:p>Zeilennummer 2017: "ARRGH!! NO!!&amp;MY FACE IS&amp;MY FACE!!&amp;Wait..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strahlt vor Freude.",</text:p>
          </table:table-cell>
          <table:table-cell table:number-columns-repeated="6"/>
          <table:table-cell office:value-type="string" calcext:value-type="string">
            <text:p>Zeilennummer 2017: "* Bloxer radiates with the spirit of joy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Bloxer freut sich über sein neues ich!/%",</text:p>
          </table:table-cell>
          <table:table-cell table:number-columns-repeated="6"/>
          <table:table-cell office:value-type="string" calcext:value-type="string">
            <text:p>Zeilennummer 2017: "* Bloxer is pleased with its new self!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Oh, du hast&amp;alles&amp;geordnet",</text:p>
          </table:table-cell>
          <table:table-cell table:number-columns-repeated="6"/>
          <table:table-cell office:value-type="string" calcext:value-type="string">
            <text:p>Zeilennummer 2017: "Oh, you mixed&amp;me up all&amp;nice~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ich bin wieder&amp;richtig herum...",</text:p>
          </table:table-cell>
          <table:table-cell table:number-columns-repeated="6"/>
          <table:table-cell office:value-type="string" calcext:value-type="string">
            <text:p>Zeilennummer 2017: "My momentum&amp;is totally&amp;blocked&amp;up..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Susie wurde ein Antagonist!/",</text:p>
          </table:table-cell>
          <table:table-cell table:number-columns-repeated="6"/>
          <table:table-cell office:value-type="string" calcext:value-type="string">
            <text:p>Zeilennummer 2017: "* Susie became antagonistic!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Warum trainierst du überhaupt^1? Mich besiegst du nie./",</text:p>
          </table:table-cell>
          <table:table-cell table:number-columns-repeated="6"/>
          <table:table-cell office:value-type="string" calcext:value-type="string">
            <text:p>Zeilennummer 2017: "* Why bother training^1? You'll NEVER beat me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Warum ich trainieren^1? Du brauchst doch noch 100 Jahre für eine Chance./",</text:p>
          </table:table-cell>
          <table:table-cell table:number-columns-repeated="6"/>
          <table:table-cell office:value-type="string" calcext:value-type="string">
            <text:p>Zeilennummer 2017: "* Why train^1? You're still 100 years too early to beat me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Training^1? Yeah^1, als wurde ich das brauchen./",</text:p>
          </table:table-cell>
          <table:table-cell table:number-columns-repeated="6"/>
          <table:table-cell office:value-type="string" calcext:value-type="string">
            <text:p>Zeilennummer 2017: "* Training^1? Yeah^1, like I need that to beat you down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* Die Feinde wurden \\cBMüde\\cW.../%",</text:p>
          </table:table-cell>
          <table:table-cell table:number-columns-repeated="6"/>
          <table:table-cell office:value-type="string" calcext:value-type="string">
            <text:p>Zeilennummer 2017: "* The enemies became \\cBTIRED\\cW..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(Müde)",</text:p>
          </table:table-cell>
          <table:table-cell table:number-columns-repeated="6"/>
          <table:table-cell office:value-type="string" calcext:value-type="string">
            <text:p>Zeilennummer 2017: "(Tired)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017: "(Müde)",</text:p>
          </table:table-cell>
          <table:table-cell table:number-columns-repeated="6"/>
          <table:table-cell office:value-type="string" calcext:value-type="string">
            <text:p>Zeilennummer 2017: "(Tired)"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39:39.783000000</meta:creation-date>
    <dc:date>2023-06-18T19:41:12.900000000</dc:date>
    <meta:editing-duration>PT1M33S</meta:editing-duration>
    <meta:editing-cycles>1</meta:editing-cycles>
    <meta:document-statistic meta:table-count="1" meta:cell-count="63" meta:object-count="0"/>
    <meta:generator>LibreOffice/7.4.3.2$Windows_X86_64 LibreOffice_project/1048a8393ae2eeec98dff31b5c133c5f1d08b890</meta:generator>
  </office:meta>
</office:document-meta>
</file>